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656e" officeooo:paragraph-rsid="0006656e"/>
    </style:style>
    <style:style style:name="P2" style:family="paragraph" style:parent-style-name="Standard">
      <style:text-properties officeooo:rsid="0006656e" officeooo:paragraph-rsid="0009c15e"/>
    </style:style>
    <style:style style:name="P3" style:family="paragraph" style:parent-style-name="Standard">
      <style:text-properties officeooo:rsid="00084b20" officeooo:paragraph-rsid="00084b20"/>
    </style:style>
    <style:style style:name="P4" style:family="paragraph" style:parent-style-name="Standard">
      <style:text-properties officeooo:rsid="0009c15e" officeooo:paragraph-rsid="0009c15e"/>
    </style:style>
    <style:style style:name="P5" style:family="paragraph" style:parent-style-name="Standard">
      <style:text-properties fo:font-weight="bold" officeooo:rsid="0006656e" officeooo:paragraph-rsid="0006656e" style:font-weight-asian="bold" style:font-weight-complex="bold"/>
    </style:style>
    <style:style style:name="P6" style:family="paragraph" style:parent-style-name="Standard">
      <style:text-properties officeooo:rsid="000dd190" officeooo:paragraph-rsid="000dd190"/>
    </style:style>
    <style:style style:name="P7" style:family="paragraph" style:parent-style-name="Standard" style:list-style-name="L2">
      <style:text-properties officeooo:paragraph-rsid="0006656e"/>
    </style:style>
    <style:style style:name="P8" style:family="paragraph" style:parent-style-name="Standard" style:list-style-name="L2">
      <style:text-properties officeooo:paragraph-rsid="00122396"/>
    </style:style>
    <style:style style:name="P9" style:family="paragraph" style:parent-style-name="Standard" style:list-style-name="L2">
      <style:text-properties style:font-name="Liberation Mono" fo:font-size="10pt" officeooo:paragraph-rsid="00122396" style:font-size-asian="10pt" style:font-size-complex="10pt"/>
    </style:style>
    <style:style style:name="P10" style:family="paragraph" style:parent-style-name="Standard" style:list-style-name="L3">
      <style:text-properties style:font-name="Liberation Mono" fo:font-size="10pt" officeooo:paragraph-rsid="00122396" style:font-size-asian="10pt" style:font-size-complex="10pt"/>
    </style:style>
    <style:style style:name="P11" style:family="paragraph" style:parent-style-name="Standard" style:list-style-name="L4">
      <style:text-properties style:font-name="Liberation Mono" fo:font-size="10pt" officeooo:paragraph-rsid="001283e8" style:font-size-asian="10pt" style:font-size-complex="10pt"/>
    </style:style>
    <style:style style:name="P12" style:family="paragraph" style:parent-style-name="Standard" style:list-style-name="L5">
      <style:text-properties style:font-name="Liberation Mono" fo:font-size="10pt" officeooo:paragraph-rsid="001291bd" style:font-size-asian="10pt" style:font-size-complex="10pt"/>
    </style:style>
    <style:style style:name="P13" style:family="paragraph" style:parent-style-name="Standard" style:list-style-name="L6">
      <style:text-properties style:font-name="Liberation Mono" fo:font-size="10pt" officeooo:paragraph-rsid="00146584" style:font-size-asian="10pt" style:font-size-complex="10pt"/>
    </style:style>
    <style:style style:name="P14" style:family="paragraph" style:parent-style-name="Standard" style:list-style-name="L8">
      <style:text-properties style:font-name="Liberation Mono" fo:font-size="10pt" officeooo:paragraph-rsid="00178622" style:font-size-asian="10pt" style:font-size-complex="10pt"/>
    </style:style>
    <style:style style:name="P15" style:family="paragraph" style:parent-style-name="Standard" style:list-style-name="L9">
      <style:text-properties style:font-name="Liberation Mono" fo:font-size="10pt" officeooo:paragraph-rsid="00178622" style:font-size-asian="10pt" style:font-size-complex="10pt"/>
    </style:style>
    <style:style style:name="P16" style:family="paragraph" style:parent-style-name="Standard" style:list-style-name="L10">
      <style:text-properties style:font-name="Liberation Mono" fo:font-size="10pt" officeooo:paragraph-rsid="00178622" style:font-size-asian="10pt" style:font-size-complex="10pt"/>
    </style:style>
    <style:style style:name="P17" style:family="paragraph" style:parent-style-name="Standard" style:list-style-name="L11">
      <style:text-properties style:font-name="Liberation Mono" fo:font-size="10pt" officeooo:paragraph-rsid="0017bf75" style:font-size-asian="10pt" style:font-size-complex="10pt"/>
    </style:style>
    <style:style style:name="P18" style:family="paragraph" style:parent-style-name="Standard" style:list-style-name="L20">
      <style:text-properties style:font-name="Liberation Mono" fo:font-size="10pt" officeooo:paragraph-rsid="0006656e" style:font-size-asian="10pt" style:font-size-complex="10pt"/>
    </style:style>
    <style:style style:name="P19" style:family="paragraph" style:parent-style-name="Standard" style:list-style-name="L20">
      <style:text-properties style:font-name="Liberation Mono" fo:font-size="10pt" officeooo:paragraph-rsid="002af54b" style:font-size-asian="10pt" style:font-size-complex="10pt"/>
    </style:style>
    <style:style style:name="P20" style:family="paragraph" style:parent-style-name="Standard" style:list-style-name="L20">
      <style:text-properties style:font-name="Liberation Mono" fo:font-size="10pt" officeooo:paragraph-rsid="002ef3bf" style:font-size-asian="10pt" style:font-size-complex="10pt"/>
    </style:style>
    <style:style style:name="P21" style:family="paragraph" style:parent-style-name="Standard">
      <style:text-properties style:text-underline-style="solid" style:text-underline-width="auto" style:text-underline-color="font-color" officeooo:rsid="0006656e" officeooo:paragraph-rsid="0006656e"/>
    </style:style>
    <style:style style:name="P22" style:family="paragraph" style:parent-style-name="Standard">
      <style:text-properties style:text-underline-style="solid" style:text-underline-width="auto" style:text-underline-color="font-color" officeooo:rsid="0006656e" officeooo:paragraph-rsid="0026c367"/>
    </style:style>
    <style:style style:name="P23" style:family="paragraph" style:parent-style-name="Standard" style:list-style-name="L14">
      <style:text-properties style:text-underline-style="solid" style:text-underline-width="auto" style:text-underline-color="font-color" officeooo:paragraph-rsid="0006656e"/>
    </style:style>
    <style:style style:name="P24" style:family="paragraph" style:parent-style-name="Standard" style:list-style-name="L20">
      <style:text-properties style:text-underline-style="solid" style:text-underline-width="auto" style:text-underline-color="font-color" officeooo:paragraph-rsid="0006656e"/>
    </style:style>
    <style:style style:name="P25" style:family="paragraph" style:parent-style-name="Standard" style:list-style-name="L3">
      <style:text-properties officeooo:paragraph-rsid="00122396"/>
    </style:style>
    <style:style style:name="P26" style:family="paragraph" style:parent-style-name="Standard" style:list-style-name="L4">
      <style:text-properties officeooo:paragraph-rsid="0006656e"/>
    </style:style>
    <style:style style:name="P27" style:family="paragraph" style:parent-style-name="Standard" style:list-style-name="L4">
      <style:text-properties officeooo:paragraph-rsid="001283e8"/>
    </style:style>
    <style:style style:name="P28" style:family="paragraph" style:parent-style-name="Standard" style:list-style-name="L5">
      <style:text-properties officeooo:paragraph-rsid="0006656e"/>
    </style:style>
    <style:style style:name="P29" style:family="paragraph" style:parent-style-name="Standard" style:list-style-name="L5">
      <style:text-properties officeooo:paragraph-rsid="001291bd"/>
    </style:style>
    <style:style style:name="P30" style:family="paragraph" style:parent-style-name="Standard" style:list-style-name="L6">
      <style:text-properties officeooo:paragraph-rsid="00146584"/>
    </style:style>
    <style:style style:name="P31" style:family="paragraph" style:parent-style-name="Standard" style:list-style-name="L7">
      <style:text-properties officeooo:paragraph-rsid="0016785d"/>
    </style:style>
    <style:style style:name="P32" style:family="paragraph" style:parent-style-name="Standard" style:list-style-name="L8">
      <style:text-properties officeooo:paragraph-rsid="00178622"/>
    </style:style>
    <style:style style:name="P33" style:family="paragraph" style:parent-style-name="Standard" style:list-style-name="L9">
      <style:text-properties officeooo:paragraph-rsid="00178622"/>
    </style:style>
    <style:style style:name="P34" style:family="paragraph" style:parent-style-name="Standard" style:list-style-name="L10">
      <style:text-properties officeooo:paragraph-rsid="00178622"/>
    </style:style>
    <style:style style:name="P35" style:family="paragraph" style:parent-style-name="Standard" style:list-style-name="L11">
      <style:text-properties officeooo:paragraph-rsid="0017bf75"/>
    </style:style>
    <style:style style:name="P36" style:family="paragraph" style:parent-style-name="Standard" style:list-style-name="L12">
      <style:text-properties officeooo:paragraph-rsid="0006656e"/>
    </style:style>
    <style:style style:name="P37" style:family="paragraph" style:parent-style-name="Standard" style:list-style-name="L12">
      <style:text-properties officeooo:paragraph-rsid="0019d815"/>
    </style:style>
    <style:style style:name="P38" style:family="paragraph" style:parent-style-name="Standard" style:list-style-name="L13">
      <style:text-properties officeooo:paragraph-rsid="0006656e"/>
    </style:style>
    <style:style style:name="P39" style:family="paragraph" style:parent-style-name="Standard" style:list-style-name="L14">
      <style:text-properties officeooo:paragraph-rsid="0006656e"/>
    </style:style>
    <style:style style:name="P40" style:family="paragraph" style:parent-style-name="Standard" style:list-style-name="L14">
      <style:text-properties officeooo:paragraph-rsid="001f938e"/>
    </style:style>
    <style:style style:name="P41" style:family="paragraph" style:parent-style-name="Standard" style:list-style-name="L16">
      <style:text-properties officeooo:paragraph-rsid="0006656e"/>
    </style:style>
    <style:style style:name="P42" style:family="paragraph" style:parent-style-name="Standard" style:list-style-name="L17">
      <style:text-properties officeooo:paragraph-rsid="0006656e"/>
    </style:style>
    <style:style style:name="P43" style:family="paragraph" style:parent-style-name="Standard" style:list-style-name="L18">
      <style:text-properties officeooo:paragraph-rsid="0006656e"/>
    </style:style>
    <style:style style:name="P44" style:family="paragraph" style:parent-style-name="Standard" style:list-style-name="L19">
      <style:text-properties officeooo:paragraph-rsid="0006656e"/>
    </style:style>
    <style:style style:name="P45" style:family="paragraph" style:parent-style-name="Standard" style:list-style-name="L19">
      <style:text-properties officeooo:paragraph-rsid="0026c367"/>
    </style:style>
    <style:style style:name="P46" style:family="paragraph" style:parent-style-name="Standard" style:list-style-name="L20">
      <style:text-properties officeooo:paragraph-rsid="0006656e"/>
    </style:style>
    <style:style style:name="P47" style:family="paragraph" style:parent-style-name="Standard" style:list-style-name="L20">
      <style:text-properties officeooo:paragraph-rsid="002af54b"/>
    </style:style>
    <style:style style:name="P48" style:family="paragraph" style:parent-style-name="Standard" style:list-style-name="L20">
      <style:text-properties officeooo:paragraph-rsid="002ef3bf"/>
    </style:style>
    <style:style style:name="P49" style:family="paragraph" style:parent-style-name="Title">
      <style:text-properties fo:font-size="14pt" style:font-size-asian="14pt" style:font-size-complex="14pt"/>
    </style:style>
    <style:style style:name="P50" style:family="paragraph" style:parent-style-name="Heading_20_2">
      <style:text-properties officeooo:paragraph-rsid="0019d815"/>
    </style:style>
    <style:style style:name="T1" style:family="text">
      <style:text-properties officeooo:rsid="0006656e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09c15e"/>
    </style:style>
    <style:style style:name="T5" style:family="text">
      <style:text-properties officeooo:rsid="000d6112"/>
    </style:style>
    <style:style style:name="T6" style:family="text">
      <style:text-properties officeooo:rsid="0011caa9"/>
    </style:style>
    <style:style style:name="T7" style:family="text">
      <style:text-properties style:font-name="Liberation Mono" fo:font-size="10pt" style:font-size-asian="10pt" style:font-size-complex="10pt"/>
    </style:style>
    <style:style style:name="T8" style:family="text">
      <style:text-properties style:font-name="Liberation Mono" fo:font-size="10pt" officeooo:rsid="0016785d" style:font-size-asian="10pt" style:font-size-complex="10pt"/>
    </style:style>
    <style:style style:name="T9" style:family="text">
      <style:text-properties style:font-name="Liberation Mono" fo:font-size="10pt" officeooo:rsid="0006656e" style:font-size-asian="10pt" style:font-size-complex="10pt"/>
    </style:style>
    <style:style style:name="T10" style:family="text">
      <style:text-properties officeooo:rsid="00122396"/>
    </style:style>
    <style:style style:name="T11" style:family="text">
      <style:text-properties officeooo:rsid="001519ca"/>
    </style:style>
    <style:style style:name="T12" style:family="text">
      <style:text-properties officeooo:rsid="0016785d"/>
    </style:style>
    <style:style style:name="T13" style:family="text">
      <style:text-properties officeooo:rsid="00178622"/>
    </style:style>
    <style:style style:name="T14" style:family="text">
      <style:text-properties officeooo:rsid="0017bf75"/>
    </style:style>
    <style:style style:name="T15" style:family="text">
      <style:text-properties officeooo:rsid="00182667"/>
    </style:style>
    <style:style style:name="T16" style:family="text">
      <style:text-properties officeooo:rsid="0019d815"/>
    </style:style>
    <style:style style:name="T17" style:family="text">
      <style:text-properties officeooo:rsid="001b7386"/>
    </style:style>
    <style:style style:name="T18" style:family="text">
      <style:text-properties officeooo:rsid="001c9d93"/>
    </style:style>
    <style:style style:name="T19" style:family="text">
      <style:text-properties officeooo:rsid="001db58c"/>
    </style:style>
    <style:style style:name="T20" style:family="text">
      <style:text-properties officeooo:rsid="001f938e"/>
    </style:style>
    <style:style style:name="T21" style:family="text">
      <style:text-properties officeooo:rsid="0022c71e"/>
    </style:style>
    <style:style style:name="T22" style:family="text">
      <style:text-properties officeooo:rsid="0024a146"/>
    </style:style>
    <style:style style:name="T23" style:family="text">
      <style:text-properties officeooo:rsid="0024e3b6"/>
    </style:style>
    <style:style style:name="T24" style:family="text">
      <style:text-properties officeooo:rsid="0026c367"/>
    </style:style>
    <style:style style:name="T25" style:family="text">
      <style:text-properties officeooo:rsid="00272492"/>
    </style:style>
    <style:style style:name="T26" style:family="text">
      <style:text-properties officeooo:rsid="00282253"/>
    </style:style>
    <style:style style:name="T27" style:family="text">
      <style:text-properties officeooo:rsid="0029063f"/>
    </style:style>
    <style:style style:name="T28" style:family="text">
      <style:text-properties style:text-underline-style="solid" style:text-underline-width="auto" style:text-underline-color="font-color" officeooo:rsid="0029063f"/>
    </style:style>
    <style:style style:name="T29" style:family="text">
      <style:text-properties style:text-underline-style="solid" style:text-underline-width="auto" style:text-underline-color="font-color" officeooo:rsid="002d4115"/>
    </style:style>
    <style:style style:name="T30" style:family="text">
      <style:text-properties officeooo:rsid="002b5839"/>
    </style:style>
    <style:style style:name="T31" style:family="text">
      <style:text-properties officeooo:rsid="002d41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Summary of SNPpipeline process, report generation, and known issues</text:p>
      <text:p text:style-name="P49">October 4<text:span text:style-name="T2">th</text:span>, 2016</text:p>
      <text:p text:style-name="P3"/>
      <text:p text:style-name="P3"/>
      <text:h text:style-name="Heading_20_1" text:outline-level="1"><text:span text:style-name="T4">Processing The Raw Data</text:span></text:h>
      <text:p text:style-name="P1"/>
      <text:p text:style-name="P4">This is a summary of the process the data goes through to <text:span text:style-name="T5">end up with</text:span> .tab files stored in ./data/output. I've removed as much program logic from it as possible while still preserving the pipeline flow and the commands that are made to third-party tools.</text:p>
      <text:p text:style-name="P2"/>
      <text:h text:style-name="Heading_20_2" text:outline-level="2">Generate the reference file (formatted_output.fasta):</text:h>
      <text:p text:style-name="P1"/>
      <text:list xml:id="list4997021517528948389" text:style-name="L2">
        <text:list-item>
          <text:p text:style-name="P7"><text:span text:style-name="T6">C</text:span>ombine and format fasta file to consistent line lengths</text:p>
        </text:list-item>
        <text:list-item>
          <text:p text:style-name="P8"><text:span text:style-name="T6">B</text:span>uild new reference, run: </text:p>
          <text:p text:style-name="P8"><text:span text:style-name="T7">bowtie2-build --threads &lt;numCores&gt; ./reference/formatted_output.fasta ./referenceTemp/formatted_output </text:span></text:p>
        </text:list-item>
        <text:list-item>
          <text:p text:style-name="P8"><text:span text:style-name="T6">B</text:span>uild fai for reference, run: </text:p>
          <text:p text:style-name="P9">samtools faidx "./reference/formatted_output.fasta"</text:p>
        </text:list-item>
      </text:list>
      <text:p text:style-name="P21">(line69&lt;--doesn't check ref_gen.sh's exit code, even though exit 1 means we should abort)</text:p>
      <text:p text:style-name="P1"/>
      <text:h text:style-name="Heading_20_2" text:outline-level="2">If Single, <text:span text:style-name="T14">FOR EACH FILE</text:span> (or R1/R2 pair) in ./data:</text:h>
      <text:p text:style-name="P1"/>
      <text:p text:style-name="P5">Alignment with bowtie, save to ./dataTemp/single/&lt;filename&gt;.sam:</text:p>
      <text:list xml:id="list7724468226883180630" text:style-name="L3">
        <text:list-item>
          <text:p text:style-name="P25"><text:span text:style-name="T11">If unpaired (0), run: </text:span></text:p>
          <text:p text:style-name="P10"><text:span text:style-name="T10">bowtie2 -p &lt;numCores&gt; -x ./referenceTemp/formatted_output -U "./data/"&lt;filename&gt; --local --very-sensitive-local -S "./dataTemp/single/&lt;filename&gt;.sam"</text:span></text:p>
        </text:list-item>
        <text:list-item>
          <text:p text:style-name="P25"><text:span text:style-name="T11">If paired (1), run: </text:span></text:p>
          <text:p text:style-name="P10"><text:span text:style-name="T1">bowtie2 -p &lt;numCores&gt; -x ./referenceTemp/formatted_output -1 "./data/$(ls "./data" | grep &lt;filename&gt; | sed -n 1p)" -2 "./data/$(ls "./data" | grep &lt;filename&gt; | sed -n 2p)" --local --very-sensitive-local -S "./dataTemp/single/&lt;filename&gt;.sam"</text:span></text:p>
        </text:list-item>
      </text:list>
      <text:p text:style-name="P1"><text:s text:c="4"/>(the above command passes as input the two files (R1 &amp; R2) whose names contain the given &lt;filename&gt; string)</text:p>
      <text:p text:style-name="P1"/>
      <text:p text:style-name="P5">Generate .bam:</text:p>
      <text:list xml:id="list5093542083035179026" text:style-name="L4">
        <text:list-item>
          <text:p text:style-name="P27"><text:span text:style-name="T11">Run: </text:span></text:p>
          <text:p text:style-name="P11"><text:span text:style-name="T1">samtools view -Sb ./dataTemp/single/&lt;filename&gt;.sam &gt; ./dataTemp/single/&lt;filename&gt;.bam</text:span></text:p>
        </text:list-item>
        <text:list-item>
          <text:p text:style-name="P26"><text:span text:style-name="T11">Delete ./dataTemp/single/&lt;filename&gt;.sam</text:span></text:p>
        </text:list-item>
      </text:list>
      <text:p text:style-name="P1"/>
      <text:p text:style-name="P5">Sort .bam:</text:p>
      <text:list xml:id="list5305046704960737385" text:style-name="L5">
        <text:list-item>
          <text:p text:style-name="P29"><text:span text:style-name="T11">Run: </text:span></text:p>
          <text:p text:style-name="P12"><text:soft-page-break/><text:span text:style-name="T1">samtools sort -o ./dataTemp/single/&lt;filename&gt;_sorted.bam ./dataTemp/single/&lt;filename&gt;.bam</text:span></text:p>
        </text:list-item>
        <text:list-item>
          <text:p text:style-name="P28"><text:span text:style-name="T11">Delete ./dataTemp/single/&lt;filename&gt;.sam</text:span></text:p>
        </text:list-item>
      </text:list>
      <text:p text:style-name="P1"/>
      <text:p text:style-name="P5">Index .bam:</text:p>
      <text:list xml:id="list7608039039676345701" text:style-name="L6">
        <text:list-item>
          <text:p text:style-name="P30"><text:span text:style-name="T11">Run: </text:span></text:p>
          <text:p text:style-name="P13"><text:span text:style-name="T1">samtools index ./dataTemp/single/&lt;filename&gt;_sorted.bam</text:span></text:p>
        </text:list-item>
      </text:list>
      <text:p text:style-name="P1"/>
      <text:p text:style-name="P5">Find SNPs w <text:span text:style-name="T4">Raw </text:span>ith freebayes, save to ./outputTemp/single/&lt;filename&gt;.vcf:</text:p>
      <text:list xml:id="list3073334844568791283" text:style-name="L7">
        <text:list-item>
          <text:p text:style-name="P31"><text:span text:style-name="T11">If params==paper(0), run: </text:span></text:p>
          <text:p text:style-name="P31"><text:span text:style-name="T8">freebayes -f ./reference/formatted_output.fasta -p &lt;singlep&gt; --pvar 0.75 --min-alternate-count 1 --theta 0.01 <text:s/>--use-best-n-alleles 4 --min-alternate-fraction 0.8 ./dataTemp/single/&lt;filename&gt;_sorted.bam 1&gt; ./outputTemp/single/&lt;filename&gt;.vcf</text:span></text:p>
        </text:list-item>
        <text:list-item>
          <text:p text:style-name="P31"><text:span text:style-name="T12">If params=default(1) run: </text:span></text:p>
          <text:p text:style-name="P31"><text:span text:style-name="T9">freebayes -f ./reference/formatted_output.fasta -p &lt;singlep&gt; ./dataTemp/single/&lt;filename&gt;_sorted.bam 1&gt; ./outputTemp/single/&lt;filename&gt;.vcf</text:span></text:p>
        </text:list-item>
      </text:list>
      <text:p text:style-name="P1"/>
      <text:p text:style-name="P5">Remove indels:</text:p>
      <text:list xml:id="list1386773959170221322" text:style-name="L8">
        <text:list-item>
          <text:p text:style-name="P32"><text:span text:style-name="T13">Run: </text:span></text:p>
          <text:p text:style-name="P14"><text:span text:style-name="T13">vcftools --vcf ./outputTemp/single/&lt;filename&gt;.vcf --remove-indels --recode --recode-INFO-all --out ./outputTemp/single/&lt;filename&gt;</text:span></text:p>
        </text:list-item>
      </text:list>
      <text:p text:style-name="P1"/>
      <text:p text:style-name="P5">Filter using cutoffs:</text:p>
      <text:list xml:id="list2436788915250149785" text:style-name="L9">
        <text:list-item>
          <text:p text:style-name="P33"><text:span text:style-name="T13">Run: </text:span></text:p>
          <text:p text:style-name="P15"><text:span text:style-name="T13">cat ./outputTemp/single/&lt;filename&gt;.recode.vcf | ./tools/vcftools/src/perl/vcf-annotate --filter Qual=5 &gt; ./outputTemp/single/&lt;filename&gt;_cutoff</text:span></text:p>
        </text:list-item>
      </text:list>
      <text:p text:style-name="P1"/>
      <text:p text:style-name="P5">Tab conversion:</text:p>
      <text:list xml:id="list3052572896286013285" text:style-name="L10">
        <text:list-item>
          <text:p text:style-name="P34"><text:span text:style-name="T13">Run: </text:span></text:p>
          <text:p text:style-name="P16"><text:span text:style-name="T13">vcf-to-tab &lt; ./outputTemp/single/&lt;filename&gt;_cutoff &gt; ./output/single/&lt;filename&gt;.tab</text:span></text:p>
        </text:list-item>
      </text:list>
      <text:p text:style-name="P1"/>
      <text:h text:style-name="Heading_20_2" text:outline-level="2">If Pooled:</text:h>
      <text:p text:style-name="P1"/>
      <text:p text:style-name="P5">Alignment with bowtie, save to ./dataTemp/pooled/&lt;filename&gt;.sam:</text:p>
      <text:list xml:id="list86988149254009130" text:style-name="L11">
        <text:list-item>
          <text:p text:style-name="P35"><text:span text:style-name="T14">If unpaired (0), run: </text:span></text:p>
          <text:p text:style-name="P17"><text:span text:style-name="T14">bowtie2 -p &lt;numCores&gt; -x ./referenceTemp/formatted_output -U &lt;list of file in ./data&gt; --local --very-sensitive-local -S "./dataTemp/pooled/&lt;filename&gt;.sam"</text:span></text:p>
        </text:list-item>
        <text:list-item>
          <text:p text:style-name="P35"><text:span text:style-name="T14">If paired (1), run: </text:span></text:p>
          <text:p text:style-name="P17"><text:span text:style-name="T14">bowtie2 -p &lt;numCores&gt; -x ./referenceTemp/formatted_output -1 &lt;list of R1 files in ./data&gt; -2 &lt;list of R2 files in ./data&gt; --local --very-sensitive-local -S "./dataTemp/pooled/&lt;filename&gt;.sam"</text:span></text:p>
        </text:list-item>
      </text:list>
      <text:p text:style-name="P1"/>
      <text:p text:style-name="P1">The following operations are the same as for single data <text:span text:style-name="T14">(above)</text:span>, except instead of being run once per file (or R1/R2 pair) in ./data<text:span text:style-name="T15">Temp</text:span>/single, these are run only once for the pooled data <text:span text:style-name="T14">output file in ./dataTemp/pooled</text:span>, and <text:span text:style-name="T14">the folder</text:span> "single" is changed to "pooled" in any folder paths in the commands <text:span text:style-name="T14">listed for single</text:span>.</text:p>
      <text:p text:style-name="P1"/>
      <text:p text:style-name="P5"><text:soft-page-break/>Generate .bam</text:p>
      <text:p text:style-name="P5">Sort .bam</text:p>
      <text:p text:style-name="P5">Index .bam</text:p>
      <text:p text:style-name="P5">Find SNPs with freebayes, save to ./outputTemp/pooled/&lt;filename&gt;.vcf</text:p>
      <text:p text:style-name="P5">Remove indels</text:p>
      <text:p text:style-name="P5">Filter using cutoffs</text:p>
      <text:p text:style-name="P5">Tab conversion</text:p>
      <text:p text:style-name="P1"/>
      <text:h text:style-name="Heading_20_1" text:outline-level="1">Report Generation</text:h>
      <text:p text:style-name="P1"/>
      <text:p text:style-name="P6">This is a summary of how the various reports are generated from the processed data.</text:p>
      <text:p text:style-name="P6"/>
      <text:h text:style-name="P50" text:outline-level="2">Generate report.csv</text:h>
      <text:list xml:id="list6667946517518434776" text:style-name="L12">
        <text:list-item>
          <text:p text:style-name="P36"><text:span text:style-name="T16">Read the .tab file in ./output/pooled/ (if it exists), and store it's data in a report column called "COMBINED"</text:span></text:p>
        </text:list-item>
        <text:list-item>
          <text:p text:style-name="P36"><text:span text:style-name="T16">R</text:span>ead all the .tab files in ./output/single/ and add them to the report, adding one column per .tab file (matching rows by "CHROM", "POS", "REF")</text:p>
          <text:list>
            <text:list-item>
              <text:p text:style-name="P37"><text:span text:style-name="T16">If the report has a "COMBINED" column, don't accept any rows in the single .tab files that don't match up with an already existing row in the report.</text:span></text:p>
            </text:list-item>
            <text:list-item>
              <text:p text:style-name="P37"><text:span text:style-name="T16">If the report has no "COMBINED" column, accept all rows from the single .tab files, even if they don't match with an already existing row in the report.</text:span></text:p>
            </text:list-item>
          </text:list>
        </text:list-item>
        <text:list-item>
          <text:p text:style-name="P37"><text:span text:style-name="T17">Write this report to ./reports/report.csv</text:span></text:p>
        </text:list-item>
      </text:list>
      <text:p text:style-name="P1"/>
      <text:h text:style-name="Heading_20_2" text:outline-level="2">Generate filled_report.csv</text:h>
      <text:list xml:id="list190480268962622160" text:style-name="L13">
        <text:list-item>
          <text:p text:style-name="P38"><text:span text:style-name="T17">Split the contents of report into separate files of 1000 rows each, then process each file row by row:</text:span></text:p>
          <text:list>
            <text:list-item>
              <text:p text:style-name="P38"><text:span text:style-name="T1">excluding the "COMBINED" column from calculations (if it exists), for each column in the row, if its data is NA:</text:span></text:p>
              <text:list>
                <text:list-item>
                  <text:p text:style-name="P38"><text:span text:style-name="T1">run: samtools tview ./dataTemp/single/&lt;filename&gt;_sorted.bam ./reference/formatted_output.fasta -d T -p \"&lt;the row's CHROM value&gt;:&lt;the row's POS value&gt;"</text:span></text:p>
                </text:list-item>
                <text:list-item>
                  <text:p text:style-name="P38"><text:span text:style-name="T17">If the first character in line 1 of the samtools ouput is the same as the current row's "REF" value, and the first character in line 2 of the samtools output is either "." or ",", replace the NA in the current column with the "REF" value + "/" (Todo: Jun-Jun requested replacing it with "REF"/"REF".)</text:span></text:p>
                </text:list-item>
              </text:list>
            </text:list-item>
          </text:list>
        </text:list-item>
        <text:list-item>
          <text:p text:style-name="P38"><text:span text:style-name="T17">After processing, recombine all the files into one large report, and write it to ./reports/filled_report.csv</text:span></text:p>
        </text:list-item>
      </text:list>
      <text:p text:style-name="P1"/>
      <text:h text:style-name="Heading_20_2" text:outline-level="2">Generate edited_report.csv (editing for cutoffs)</text:h>
      <text:list xml:id="list2440147506219494640" text:style-name="L14">
        <text:list-item>
          <text:p text:style-name="P40"><text:span text:style-name="T18">Using the data in filled_report as input, if there are less than 20 data columns, skip this entire step and don't write edited_report.csv</text:span></text:p>
        </text:list-item>
        <text:list-item>
          <text:p text:style-name="P40"><text:span text:style-name="T20">If there are at least 20 data columns (21 if the "COMBINED" column exists):</text:span></text:p>
          <text:list>
            <text:list-item>
              <text:p text:style-name="P39"><text:soft-page-break/><text:span text:style-name="T18">E</text:span>xcluding the "COMBINED" column from calculations (if it exists):</text:p>
              <text:list>
                <text:list-item>
                  <text:p text:style-name="P23"><text:span text:style-name="T19">(BUG: There's an off-by-one error here: it never includes the first single data column in the following calculations):</text:span></text:p>
                </text:list-item>
                <text:list-item>
                  <text:p text:style-name="P39"><text:span text:style-name="T18">Remove all rows that have NA for more than half their values</text:span></text:p>
                </text:list-item>
                <text:list-item>
                  <text:p text:style-name="P39"><text:span text:style-name="T18">Remove all rows that have only two types of data, and NA is one of them</text:span></text:p>
                </text:list-item>
                <text:list-item>
                  <text:p text:style-name="P39"><text:span text:style-name="T18">Remove all rows that have only one type of data, and it isn't NA</text:span></text:p>
                </text:list-item>
              </text:list>
            </text:list-item>
            <text:list-item>
              <text:p text:style-name="P39"><text:span text:style-name="T18">Write the results to ./reports/edited_report.csv</text:span></text:p>
            </text:list-item>
          </text:list>
        </text:list-item>
      </text:list>
      <text:p text:style-name="P1"/>
      <text:h text:style-name="Heading_20_2" text:outline-level="2">Generate percentage_snps.csv (finding snp percentage per site)</text:h>
      <text:list xml:id="list8744100664248619835" text:style-name="L16">
        <text:list-item>
          <text:p text:style-name="P41"><text:span text:style-name="T21">Excluding the "COMBINED" column from calculations (if it exists), for each row in the report (either filled_report if less than 20 data columns, or edited_report if more than 20), calculate and store in a new report the totals of A, C, T, G, NA, the max (excluding NA), second_max (excluding NA), sum (excluding NA), and MAF (second_max / (second_max + max).</text:span></text:p>
        </text:list-item>
        <text:list-item>
          <text:p text:style-name="P41"><text:span text:style-name="T21">Write this to percentage_snps.csv</text:span></text:p>
        </text:list-item>
      </text:list>
      <text:p text:style-name="P1"/>
      <text:h text:style-name="Heading_20_2" text:outline-level="2">Generate MAF_cutoff_report.csv</text:h>
      <text:list xml:id="list654689439445404009" text:style-name="L17">
        <text:list-item>
          <text:p text:style-name="P42"><text:span text:style-name="T22">Remove all rows from report (either filled_report if less than 20 data columns, or edited_report if more than 20) whose MAF (see percentage_snps.csv) is less than the MAF_CUTOFF, and sort the report by snpp's MAF field, highest to lowest.</text:span></text:p>
        </text:list-item>
        <text:list-item>
          <text:p text:style-name="P42"><text:span text:style-name="T22">Write this to MAF_cutoff_report.csv</text:span></text:p>
        </text:list-item>
      </text:list>
      <text:p text:style-name="P1"/>
      <text:h text:style-name="Heading_20_2" text:outline-level="2">Generate mutation_percentage.csv</text:h>
      <text:list xml:id="list7910743299559644232" text:style-name="L18">
        <text:list-item>
          <text:p text:style-name="P43"><text:span text:style-name="T23">Use the MAF_cutoff_report's "CHROM" column and the reference fasta file to calculate and write mutation_percentage.csv, sorted by percentage SNP. Columns in mutation_percentage.csv are defined as:</text:span></text:p>
          <text:list>
            <text:list-item>
              <text:p text:style-name="P43"><text:span text:style-name="T1">"" = sequence name</text:span></text:p>
            </text:list-item>
            <text:list-item>
              <text:p text:style-name="P43"><text:span text:style-name="T23">Role = sequence annotation (name + trailing info)</text:span></text:p>
            </text:list-item>
            <text:list-item>
              <text:p text:style-name="P43"><text:span text:style-name="T23">Snp = number of rows in MAF_cutoff_report containing the current fasta name in their "CHROM" cell</text:span></text:p>
            </text:list-item>
            <text:list-item>
              <text:p text:style-name="P43"><text:span text:style-name="T23">Length = number of character's in the sequence</text:span></text:p>
            </text:list-item>
            <text:list-item>
              <text:p text:style-name="P43"><text:span text:style-name="T23">Percentage SNP = snp / length * 100</text:span></text:p>
            </text:list-item>
          </text:list>
        </text:list-item>
        <text:list-item>
          <text:p text:style-name="P43"><text:span text:style-name="T23">Write this to mutation_percentage.csv</text:span></text:p>
        </text:list-item>
      </text:list>
      <text:p text:style-name="P1"/>
      <text:h text:style-name="Heading_20_2" text:outline-level="2">Generate MAF_cutoff_report_chi.csv (replacing alleles with characters for chi square test)</text:h>
      <text:p text:style-name="P1">NOTE: This procedure was non-operational when I tested it. I've fixed some bugs and made sure it runs, but since I don't know what it's supposed to do, I don't know whether it's doing it properly. </text:p>
      <text:list xml:id="list5869792374193298863" text:style-name="L19">
        <text:list-item>
          <text:p text:style-name="P44"><text:span text:style-name="T24">Using MAF_cutoff_report.csv as a starting point, excluding the "COMBINED" column from operations (if it exists), for each row:</text:span></text:p>
          <text:list>
            <text:list-item>
              <text:p text:style-name="P44"><text:span text:style-name="T24">If there's only one value in the row, replace all occurences of it with "H"</text:span></text:p>
            </text:list-item>
            <text:list-item>
              <text:p text:style-name="P44"><text:span text:style-name="T24">If the two most frequent values make up more than 90% of the row, replace all occurences of the most frequent with H and all occurrences of the 2nd most frequent with A, and </text:span><text:soft-page-break/><text:span text:style-name="T24">replace everything else with NA (NOTE: What if they both have the same number of occurences? Do we just leave it to the sorting algorithm to determine which gets H and which gets A?)</text:span></text:p>
            </text:list-item>
            <text:list-item>
              <text:p text:style-name="P44"><text:span text:style-name="T24">Else if the two most frequent values make up 90% or less, remove the row from report</text:span></text:p>
            </text:list-item>
          </text:list>
        </text:list-item>
        <text:list-item>
          <text:p text:style-name="P45"><text:span text:style-name="T24">Write report to MAF_cutoff_report_chi.csv</text:span></text:p>
        </text:list-item>
      </text:list>
      <text:p text:style-name="P22"><text:span text:style-name="T24">(</text:span>TODO: the way it's written, the two most frequent values must make up MORE THAN 90% of the row, and therefore they wouldn't qualify if they make up 90%. Should I change this to be inclusive of 90%?<text:span text:style-name="T24">)</text:span></text:p>
      <text:p text:style-name="P21"><text:span text:style-name="T24">(</text:span>TODO: What if either of the two most frequent values required for a majority of &gt; 90% is NA? Do we delete the row? I have assumed so and programmed it accordingly<text:span text:style-name="T24">).</text:span></text:p>
      <text:p text:style-name="P1"/>
      <text:h text:style-name="Heading_20_2" text:outline-level="2">Generate probability.csv</text:h>
      <text:p text:style-name="P1">NOTE: This procedure was non-operational when I tested it. I've fixed some bugs and made sure it runs, but since I don't know what it's supposed to do, I don't know whether it's doing it properly. </text:p>
      <text:list xml:id="list4268921326459834502" text:style-name="L20">
        <text:list-item>
          <text:p text:style-name="P46"><text:span text:style-name="T25">Using MAF_cutoff_report.csv as a starting point, for each column of the report:</text:span></text:p>
          <text:list>
            <text:list-item>
              <text:p text:style-name="P46"><text:span text:style-name="T25">If it's the "COMBINED" column, set &lt;filename&gt; to the existing "cutoff" file in outputTemp/pooled/</text:span></text:p>
            </text:list-item>
            <text:list-item>
              <text:p text:style-name="P46"><text:span text:style-name="T25">Otherwise set &lt;filename&gt; to ./outputTemp/single/&lt;current col name (minus the last 4 chars)&gt;_cutoff"</text:span></text:p>
            </text:list-item>
            <text:list-item>
              <text:p text:style-name="P46"><text:span text:style-name="T25">Perform the following two operations:</text:span></text:p>
              <text:list>
                <text:list-header>
                  <text:p text:style-name="P18"><text:span text:style-name="T1">ap &lt;- scanVcf(&lt;filename&gt;)</text:span></text:p>
                  <text:p text:style-name="P18"><text:span text:style-name="T1">rr &lt;- ap$`*:*-*`$rowRanges</text:span></text:p>
                </text:list-header>
              </text:list>
            </text:list-item>
            <text:list-item>
              <text:p text:style-name="P46"><text:span text:style-name="T26">F</text:span>or each cell in the current report column, if the current cell is not NA:</text:p>
              <text:list>
                <text:list-item>
                  <text:p text:style-name="P24"><text:span text:style-name="T26">(POSSIBLE BUG: checking characters in the below code may or may not take into account that the data is formatted like "A/A", and might not take the "/" into account. Todo: Test this. It seems like it might take this into account, which might be why it looks for 2 characters ("A/") or 3 characters ("A/G") in some cases. However, if so, this would break once I do the change Jun-Jun requested for filled_report.csv).</text:span></text:p>
                </text:list-item>
                <text:list-item>
                  <text:p text:style-name="P46"><text:span text:style-name="T26">If the number of characters in the current cell is 2 and the first character is NOT equal to the current row's "REF" value:</text:span></text:p>
                  <text:list>
                    <text:list-item>
                      <text:p text:style-name="P46"><text:span text:style-name="T26">Set ind to the list of those row ranges that contain both this row's "CHROM" value and ":&lt;this row's POS value&gt;_"</text:span></text:p>
                    </text:list-item>
                    <text:list-item>
                      <text:p text:style-name="P47"><text:span text:style-name="T26">If ind is not NA, set the current cell to: </text:span></text:p>
                      <text:list>
                        <text:list-header>
                          <text:p text:style-name="P19"><text:span text:style-name="T26">10 ^ as.list(ap$`*:*-*`$GENO$GL[ind])[[1]][2]</text:span></text:p>
                        </text:list-header>
                      </text:list>
                    </text:list-item>
                    <text:list-item>
                      <text:p text:style-name="P46"><text:span text:style-name="T26">Else if ind is NA, set the current cell to NA</text:span></text:p>
                    </text:list-item>
                  </text:list>
                </text:list-item>
                <text:list-item>
                  <text:p text:style-name="P46"><text:span text:style-name="T26">If the number of characters in the current cell is 2 and the first character IS equal to the current row's "REF" value, set the current cell to 1</text:span></text:p>
                </text:list-item>
                <text:list-item>
                  <text:p text:style-name="P46"><text:span text:style-name="T27">Otherwise: </text:span><text:span text:style-name="T28">(Possible bug: maybe should explicitly check if the number of chars in cell &gt;= 3, since that's what it assumes. FIXED lower down, but check if this is correct.)</text:span></text:p>
                  <text:list>
                    <text:list-item>
                      <text:p text:style-name="P46"><text:span text:style-name="T30">Set ind to the list of those row ranges that contain both this row's "CHROM" value and ":&lt;this row's POS value&gt;_"</text:span></text:p>
                    </text:list-item>
                    <text:list-item>
                      <text:p text:style-name="P46"><text:span text:style-name="T30">If ind is not NA </text:span></text:p>
                      <text:list>
                        <text:list-item>
                          <text:p text:style-name="P46"><text:span text:style-name="T30">If the first character in the cell is not equal to the third character</text:span></text:p>
                          <text:list>
                            <text:list-item>
                              <text:p text:style-name="P48"><text:span text:style-name="T30">Set the current cell to: </text:span></text:p>
                              <text:p text:style-name="P20"><text:span text:style-name="T30">10 ^ as.list(ap$`*:*-*`$GENO$GL[ind])[[1]][2]</text:span></text:p>
                            </text:list-item>
                          </text:list>
                        </text:list-item>
                        <text:list-item>
                          <text:p text:style-name="P46"><text:span text:style-name="T30">Else if the first and third character do equal each other</text:span></text:p>
                          <text:list>
                            <text:list-item>
                              <text:p text:style-name="P48"><text:soft-page-break/><text:span text:style-name="T30">Set the current cell to: </text:span></text:p>
                              <text:p text:style-name="P20"><text:span text:style-name="T30">10 ^ as.list(ap$`*:*-*`$GENO$GL[ind])[[1]][3]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<text:span text:style-name="T31">If ind is NA, set the current cell to NA </text:span><text:span text:style-name="T29">(this was added by Ben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span text:style-name="T31">Write report to probability.csv <text:s text:c="5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2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6:37:03.756917621</meta:creation-date>
    <dc:date>2016-10-04T17:59:19.008102722</dc:date>
    <meta:editing-duration>PT1H6M45S</meta:editing-duration>
    <meta:editing-cycles>37</meta:editing-cycles>
    <meta:generator>LibreOffice/4.3.7.2$Linux_X86_64 LibreOffice_project/430$Build-2</meta:generator>
    <meta:document-statistic meta:table-count="0" meta:image-count="0" meta:object-count="0" meta:page-count="6" meta:paragraph-count="130" meta:word-count="1727" meta:character-count="10819" meta:non-whitespace-character-count="9314"/>
  </office:meta>
</office:document-meta>
</file>